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2.415cm"/>
    </style:style>
    <style:style style:name="Tableau1.B" style:family="table-column">
      <style:table-column-properties style:column-width="14.586cm"/>
    </style:style>
    <style:style style:name="Tableau1.1" style:family="table-row">
      <style:table-row-properties style:min-row-height="1.111cm"/>
    </style:style>
    <style:style style:name="Tableau1.A1" style:family="table-cell">
      <style:table-cell-properties style:vertical-align="bottom" fo:padding="0.106cm" fo:border-left="0.75pt solid #808080" fo:border-right="none" fo:border-top="0.75pt solid #808080" fo:border-bottom="0.05pt solid #808080"/>
    </style:style>
    <style:style style:name="Tableau1.B1" style:family="table-cell">
      <style:table-cell-properties style:vertical-align="bottom" fo:padding="0.106cm" fo:border-left="0.05pt solid #808080" fo:border-right="0.75pt solid #808080" fo:border-top="0.75pt solid #808080" fo:border-bottom="0.05pt solid #808080"/>
    </style:style>
    <style:style style:name="Tableau1.A2" style:family="table-cell">
      <style:table-cell-properties fo:padding="0.106cm" fo:border-left="0.75pt solid #808080" fo:border-right="none" fo:border-top="none" fo:border-bottom="0.05pt solid #808080"/>
    </style:style>
    <style:style style:name="Tableau1.B2" style:family="table-cell">
      <style:table-cell-properties fo:padding="0.106cm" fo:border-left="0.05pt solid #808080" fo:border-right="0.75pt solid #808080" fo:border-top="none" fo:border-bottom="0.05pt solid #808080"/>
    </style:style>
    <style:style style:name="Tableau1.A3" style:family="table-cell">
      <style:table-cell-properties fo:padding="0.106cm" fo:border-left="0.75pt solid #808080" fo:border-right="none" fo:border-top="none" fo:border-bottom="0.05pt solid #808080"/>
    </style:style>
    <style:style style:name="Tableau1.B3" style:family="table-cell">
      <style:table-cell-properties fo:padding="0.106cm" fo:border-left="0.05pt solid #808080" fo:border-right="0.75pt solid #808080" fo:border-top="none" fo:border-bottom="0.05pt solid #808080"/>
    </style:style>
    <style:style style:name="Tableau1.A4" style:family="table-cell">
      <style:table-cell-properties fo:padding="0.106cm" fo:border-left="0.75pt solid #808080" fo:border-right="none" fo:border-top="none" fo:border-bottom="0.05pt solid #808080"/>
    </style:style>
    <style:style style:name="Tableau1.B4" style:family="table-cell">
      <style:table-cell-properties fo:padding="0.106cm" fo:border-left="0.05pt solid #808080" fo:border-right="0.75pt solid #808080" fo:border-top="none" fo:border-bottom="0.05pt solid #808080"/>
    </style:style>
    <style:style style:name="Tableau1.A5" style:family="table-cell">
      <style:table-cell-properties fo:padding="0.106cm" fo:border-left="0.75pt solid #808080" fo:border-right="none" fo:border-top="none" fo:border-bottom="0.05pt solid #808080"/>
    </style:style>
    <style:style style:name="Tableau1.B5" style:family="table-cell">
      <style:table-cell-properties fo:padding="0.106cm" fo:border-left="0.05pt solid #808080" fo:border-right="0.75pt solid #808080" fo:border-top="none" fo:border-bottom="0.05pt solid #808080"/>
    </style:style>
    <style:style style:name="Tableau1.A6" style:family="table-cell">
      <style:table-cell-properties fo:padding="0.106cm" fo:border-left="0.75pt solid #808080" fo:border-right="none" fo:border-top="none" fo:border-bottom="0.05pt solid #808080"/>
    </style:style>
    <style:style style:name="Tableau1.B6" style:family="table-cell">
      <style:table-cell-properties fo:padding="0.106cm" fo:border-left="0.05pt solid #808080" fo:border-right="0.75pt solid #808080" fo:border-top="none" fo:border-bottom="0.05pt solid #808080"/>
    </style:style>
    <style:style style:name="Tableau1.A7" style:family="table-cell">
      <style:table-cell-properties fo:padding="0.106cm" fo:border-left="0.75pt solid #808080" fo:border-right="none" fo:border-top="none" fo:border-bottom="0.05pt solid #808080"/>
    </style:style>
    <style:style style:name="Tableau1.B7" style:family="table-cell">
      <style:table-cell-properties fo:padding="0.106cm" fo:border-left="0.05pt solid #808080" fo:border-right="0.75pt solid #808080" fo:border-top="none" fo:border-bottom="0.05pt solid #808080"/>
    </style:style>
    <style:style style:name="Tableau1.A8" style:family="table-cell">
      <style:table-cell-properties fo:padding="0.106cm" fo:border-left="0.75pt solid #808080" fo:border-right="none" fo:border-top="none" fo:border-bottom="0.05pt solid #808080"/>
    </style:style>
    <style:style style:name="Tableau1.B8" style:family="table-cell">
      <style:table-cell-properties fo:padding="0.106cm" fo:border-left="0.05pt solid #808080" fo:border-right="0.75pt solid #808080" fo:border-top="none" fo:border-bottom="0.05pt solid #808080"/>
    </style:style>
    <style:style style:name="Tableau1.A9" style:family="table-cell">
      <style:table-cell-properties fo:padding="0.106cm" fo:border-left="0.75pt solid #808080" fo:border-right="none" fo:border-top="none" fo:border-bottom="0.75pt solid #808080"/>
    </style:style>
    <style:style style:name="Tableau1.B9" style:family="table-cell">
      <style:table-cell-properties fo:padding="0.106cm" fo:border-left="0.05pt solid #808080" fo:border-right="0.75pt solid #808080" fo:border-top="none" fo:border-bottom="0.75pt solid #808080"/>
    </style:style>
    <style:style style:name="P1" style:family="paragraph" style:parent-style-name="Standard">
      <style:text-properties officeooo:paragraph-rsid="000afc33"/>
    </style:style>
    <style:style style:name="P2" style:family="paragraph" style:parent-style-name="Standard">
      <style:paragraph-properties fo:text-align="center" style:justify-single-word="false"/>
      <style:text-properties officeooo:rsid="000bb8aa" officeooo:paragraph-rsid="000bb8aa"/>
    </style:style>
    <style:style style:name="P3" style:family="paragraph" style:parent-style-name="Standard">
      <style:text-properties officeooo:rsid="000c1288" officeooo:paragraph-rsid="000c1288"/>
    </style:style>
    <style:style style:name="P4" style:family="paragraph" style:parent-style-name="Standard">
      <style:text-properties fo:color="#cc0000" officeooo:rsid="0012f604" officeooo:paragraph-rsid="0012f604"/>
    </style:style>
    <style:style style:name="P5" style:family="paragraph" style:parent-style-name="Standard">
      <style:text-properties fo:color="#cc0000" fo:font-weight="normal" officeooo:rsid="00145c11" officeooo:paragraph-rsid="00145c11" style:font-weight-asian="normal" style:font-weight-complex="normal"/>
    </style:style>
    <style:style style:name="P6" style:family="paragraph" style:parent-style-name="Standard">
      <style:text-properties officeooo:paragraph-rsid="00145c11"/>
    </style:style>
    <style:style style:name="P7" style:family="paragraph" style:parent-style-name="Standard">
      <style:text-properties fo:color="#000000" fo:font-weight="bold" officeooo:rsid="0016ad62" officeooo:paragraph-rsid="0016ad62" style:font-weight-asian="bold" style:font-weight-complex="bold"/>
    </style:style>
    <style:style style:name="P8" style:family="paragraph" style:parent-style-name="Standard">
      <style:text-properties fo:color="#000000" fo:font-weight="normal" officeooo:rsid="0017b930" officeooo:paragraph-rsid="0017b930" style:font-weight-asian="normal" style:font-weight-complex="normal"/>
    </style:style>
    <style:style style:name="P9" style:family="paragraph" style:parent-style-name="Standard">
      <style:text-properties fo:color="#000000" fo:font-weight="normal" officeooo:rsid="001a4f0b" officeooo:paragraph-rsid="001a4f0b" style:font-weight-asian="normal" style:font-weight-complex="normal"/>
    </style:style>
    <style:style style:name="P10" style:family="paragraph" style:parent-style-name="Standard">
      <style:text-properties fo:color="#000000" fo:font-weight="normal" officeooo:rsid="001a82b2" officeooo:paragraph-rsid="001a82b2" style:font-weight-asian="normal" style:font-weight-complex="normal"/>
    </style:style>
    <style:style style:name="P11" style:family="paragraph" style:parent-style-name="Standard">
      <style:text-properties fo:color="#000000" fo:font-weight="normal" officeooo:rsid="003a9c26" officeooo:paragraph-rsid="003a9c26" style:font-weight-asian="normal" style:font-weight-complex="normal"/>
    </style:style>
    <style:style style:name="P12" style:family="paragraph" style:parent-style-name="Standard">
      <style:text-properties fo:font-weight="normal" officeooo:rsid="000afc33" officeooo:paragraph-rsid="000afc33" style:font-weight-asian="normal" style:font-weight-complex="normal"/>
    </style:style>
    <style:style style:name="P13" style:family="paragraph" style:parent-style-name="Standard">
      <style:text-properties fo:font-weight="normal" officeooo:rsid="000c1288" officeooo:paragraph-rsid="000d481f" style:font-weight-asian="normal" style:font-weight-complex="normal"/>
    </style:style>
    <style:style style:name="P14" style:family="paragraph" style:parent-style-name="Standard">
      <style:text-properties fo:font-weight="normal" officeooo:paragraph-rsid="000d481f" style:font-weight-asian="normal" style:font-weight-complex="normal"/>
    </style:style>
    <style:style style:name="P15" style:family="paragraph" style:parent-style-name="Standard">
      <style:text-properties fo:font-weight="normal" officeooo:rsid="000d6a90" officeooo:paragraph-rsid="000d6a90" style:font-weight-asian="normal" style:font-weight-complex="normal"/>
    </style:style>
    <style:style style:name="P16" style:family="paragraph" style:parent-style-name="Standard">
      <style:text-properties fo:font-weight="normal" officeooo:rsid="000d6a90" officeooo:paragraph-rsid="0010cdbc" style:font-weight-asian="normal" style:font-weight-complex="normal"/>
    </style:style>
    <style:style style:name="P17" style:family="paragraph" style:parent-style-name="Standard">
      <style:text-properties fo:font-weight="normal" officeooo:rsid="003b8f1c" officeooo:paragraph-rsid="003b8f1c" style:font-weight-asian="normal" style:font-weight-complex="normal"/>
    </style:style>
    <style:style style:name="P18" style:family="paragraph" style:parent-style-name="Standard">
      <style:text-properties fo:font-weight="bold" officeooo:rsid="000d481f" officeooo:paragraph-rsid="000d481f" style:font-weight-asian="bold" style:font-weight-complex="bold"/>
    </style:style>
    <style:style style:name="P19" style:family="paragraph" style:parent-style-name="Text_20_body">
      <style:text-properties officeooo:rsid="001a82b2" officeooo:paragraph-rsid="001a82b2"/>
    </style:style>
    <style:style style:name="P20" style:family="paragraph" style:parent-style-name="Text_20_body">
      <style:text-properties officeooo:rsid="001a82b2" officeooo:paragraph-rsid="00256980"/>
    </style:style>
    <style:style style:name="P21" style:family="paragraph" style:parent-style-name="Text_20_body">
      <style:text-properties officeooo:rsid="001ae070" officeooo:paragraph-rsid="001bcf2c"/>
    </style:style>
    <style:style style:name="P22" style:family="paragraph" style:parent-style-name="Text_20_body">
      <style:text-properties officeooo:rsid="001ccd9b" officeooo:paragraph-rsid="001f2075"/>
    </style:style>
    <style:style style:name="P23" style:family="paragraph" style:parent-style-name="Text_20_body">
      <style:text-properties officeooo:rsid="001f2075" officeooo:paragraph-rsid="001f2075"/>
    </style:style>
    <style:style style:name="P24" style:family="paragraph" style:parent-style-name="Text_20_body">
      <style:text-properties officeooo:rsid="00205dab" officeooo:paragraph-rsid="00205dab"/>
    </style:style>
    <style:style style:name="P25" style:family="paragraph" style:parent-style-name="Text_20_body">
      <style:text-properties officeooo:rsid="002c67ed" officeooo:paragraph-rsid="002c67ed"/>
    </style:style>
    <style:style style:name="P26" style:family="paragraph" style:parent-style-name="Text_20_body">
      <style:text-properties fo:font-style="normal" style:text-underline-style="solid" style:text-underline-width="auto" style:text-underline-color="font-color" officeooo:rsid="002ca06b" officeooo:paragraph-rsid="002ca06b" style:font-style-asian="normal" style:font-style-complex="normal"/>
    </style:style>
    <style:style style:name="P27" style:family="paragraph" style:parent-style-name="Text_20_body">
      <style:text-properties fo:font-style="normal" officeooo:rsid="002c67ed" officeooo:paragraph-rsid="002c67ed" style:font-style-asian="normal" style:font-style-complex="normal"/>
    </style:style>
    <style:style style:name="P28" style:family="paragraph" style:parent-style-name="Text_20_body">
      <style:text-properties officeooo:rsid="00332ecf" officeooo:paragraph-rsid="00332ecf"/>
    </style:style>
    <style:style style:name="P29" style:family="paragraph" style:parent-style-name="Text_20_body">
      <style:text-properties officeooo:rsid="0034bfbc" officeooo:paragraph-rsid="0035159d"/>
    </style:style>
    <style:style style:name="P30" style:family="paragraph" style:parent-style-name="Text_20_body">
      <style:text-properties officeooo:rsid="0035159d" officeooo:paragraph-rsid="0035159d"/>
    </style:style>
    <style:style style:name="P31" style:family="paragraph" style:parent-style-name="Text_20_body">
      <style:text-properties officeooo:rsid="003d16b1" officeooo:paragraph-rsid="003d16b1"/>
    </style:style>
    <style:style style:name="P32" style:family="paragraph" style:parent-style-name="Text_20_body">
      <style:text-properties officeooo:rsid="003e0155" officeooo:paragraph-rsid="003e0155"/>
    </style:style>
    <style:style style:name="P33" style:family="paragraph" style:parent-style-name="Text_20_body">
      <style:text-properties officeooo:rsid="003e0155" officeooo:paragraph-rsid="003eaeb0"/>
    </style:style>
    <style:style style:name="P34" style:family="paragraph" style:parent-style-name="Text_20_body">
      <style:text-properties style:text-underline-style="solid" style:text-underline-width="auto" style:text-underline-color="font-color" officeooo:rsid="003e0155" officeooo:paragraph-rsid="003e0155"/>
    </style:style>
    <style:style style:name="P35" style:family="paragraph" style:parent-style-name="Text_20_body">
      <style:text-properties style:text-underline-style="solid" style:text-underline-width="auto" style:text-underline-color="font-color" officeooo:rsid="003f4ebb" officeooo:paragraph-rsid="003f4ebb"/>
    </style:style>
    <style:style style:name="P36" style:family="paragraph" style:parent-style-name="Text_20_body">
      <style:text-properties style:text-underline-style="solid" style:text-underline-width="auto" style:text-underline-color="font-color" officeooo:rsid="0041d41b" officeooo:paragraph-rsid="0041d41b"/>
    </style:style>
    <style:style style:name="P37" style:family="paragraph" style:parent-style-name="Text_20_body">
      <style:text-properties officeooo:rsid="003f4ebb" officeooo:paragraph-rsid="003f4ebb"/>
    </style:style>
    <style:style style:name="P38" style:family="paragraph" style:parent-style-name="Standard" style:list-style-name="L1">
      <style:text-properties officeooo:paragraph-rsid="000c1288"/>
    </style:style>
    <style:style style:name="P39" style:family="paragraph" style:parent-style-name="Standard" style:list-style-name="L1">
      <style:text-properties officeooo:paragraph-rsid="000d481f"/>
    </style:style>
    <style:style style:name="P40" style:family="paragraph" style:parent-style-name="Standard" style:list-style-name="L2">
      <style:text-properties officeooo:paragraph-rsid="000e1574"/>
    </style:style>
    <style:style style:name="P41" style:family="paragraph" style:parent-style-name="Standard" style:list-style-name="L2">
      <style:text-properties officeooo:paragraph-rsid="0010cdbc"/>
    </style:style>
    <style:style style:name="P42" style:family="paragraph" style:parent-style-name="Standard" style:list-style-name="L2">
      <style:text-properties fo:font-weight="normal" officeooo:rsid="000d6a90" officeooo:paragraph-rsid="000e1574" style:font-weight-asian="normal" style:font-weight-complex="normal"/>
    </style:style>
    <style:style style:name="P43" style:family="paragraph" style:parent-style-name="Standard" style:list-style-name="L3">
      <style:text-properties fo:color="#000000" fo:font-weight="normal" officeooo:rsid="003a9c26" officeooo:paragraph-rsid="003a9c26" style:font-weight-asian="normal" style:font-weight-complex="normal"/>
    </style:style>
    <style:style style:name="P44" style:family="paragraph" style:parent-style-name="Standard">
      <style:text-properties fo:color="#000000" fo:font-weight="normal" officeooo:rsid="003a9c26" officeooo:paragraph-rsid="003a9c26" style:font-weight-asian="normal" style:font-weight-complex="normal"/>
    </style:style>
    <style:style style:name="P45" style:family="paragraph" style:parent-style-name="Standard">
      <style:text-properties fo:color="#000000" fo:font-weight="normal" officeooo:rsid="003a9c26" officeooo:paragraph-rsid="003b8f1c" style:font-weight-asian="normal" style:font-weight-complex="normal"/>
    </style:style>
    <style:style style:name="P46" style:family="paragraph" style:parent-style-name="Standard">
      <style:text-properties fo:color="#000000" fo:font-weight="normal" officeooo:rsid="003b8f1c" officeooo:paragraph-rsid="003b8f1c" style:font-weight-asian="normal" style:font-weight-complex="normal"/>
    </style:style>
    <style:style style:name="P47" style:family="paragraph" style:parent-style-name="Standard">
      <style:text-properties fo:color="#000000" fo:font-weight="normal" officeooo:rsid="004f69c2" officeooo:paragraph-rsid="004f69c2" style:font-weight-asian="normal" style:font-weight-complex="normal"/>
    </style:style>
    <style:style style:name="P48" style:family="paragraph" style:parent-style-name="Standard">
      <style:text-properties fo:color="#000000" fo:font-weight="bold" officeooo:rsid="003b8f1c" officeooo:paragraph-rsid="003b8f1c" style:font-weight-asian="bold" style:font-weight-complex="bold"/>
    </style:style>
    <style:style style:name="P49" style:family="paragraph" style:parent-style-name="Standard">
      <style:text-properties fo:color="#000000" style:text-underline-style="solid" style:text-underline-width="auto" style:text-underline-color="font-color" fo:font-weight="normal" officeooo:rsid="00530072" officeooo:paragraph-rsid="00530072" style:font-weight-asian="normal" style:font-weight-complex="normal"/>
    </style:style>
    <style:style style:name="P50" style:family="paragraph" style:parent-style-name="Standard">
      <style:text-properties fo:color="#000000" style:text-underline-style="solid" style:text-underline-width="auto" style:text-underline-color="font-color" fo:font-weight="normal" officeooo:rsid="004f69c2" officeooo:paragraph-rsid="004f69c2" style:font-weight-asian="normal" style:font-weight-complex="normal"/>
    </style:style>
    <style:style style:name="P51" style:family="paragraph" style:parent-style-name="Standard">
      <style:text-properties fo:color="#000000" style:text-underline-style="none" fo:font-weight="normal" officeooo:rsid="00530072" officeooo:paragraph-rsid="0054f8cc" style:font-weight-asian="normal" style:font-weight-complex="normal"/>
    </style:style>
    <style:style style:name="P52" style:family="paragraph" style:parent-style-name="Standard" style:list-style-name="L9">
      <style:text-properties fo:color="#000000" style:text-underline-style="none" fo:font-weight="normal" officeooo:rsid="0054f8cc" officeooo:paragraph-rsid="0054f8cc" style:font-weight-asian="normal" style:font-weight-complex="normal"/>
    </style:style>
    <style:style style:name="P53" style:family="paragraph" style:parent-style-name="Standard">
      <style:text-properties fo:color="#000000" style:text-underline-style="none" fo:font-weight="normal" officeooo:rsid="0054f8cc" officeooo:paragraph-rsid="0054f8cc" style:font-weight-asian="normal" style:font-weight-complex="normal"/>
    </style:style>
    <style:style style:name="P54" style:family="paragraph" style:parent-style-name="Standard">
      <style:text-properties fo:color="#cc0000" fo:font-weight="normal" officeooo:rsid="00145c11" officeooo:paragraph-rsid="00145c11" style:font-weight-asian="normal" style:font-weight-complex="normal"/>
    </style:style>
    <style:style style:name="P55" style:family="paragraph" style:parent-style-name="Standard">
      <style:text-properties fo:color="#cc0000" fo:font-weight="normal" officeooo:rsid="004cebc1" officeooo:paragraph-rsid="004cebc1" style:font-weight-asian="normal" style:font-weight-complex="normal"/>
    </style:style>
    <style:style style:name="P56" style:family="paragraph" style:parent-style-name="Standard">
      <style:text-properties fo:color="#cc0000" fo:font-weight="bold" officeooo:rsid="00510f28" officeooo:paragraph-rsid="00510f28" style:font-weight-asian="bold" style:font-weight-complex="bold"/>
    </style:style>
    <style:style style:name="P57" style:family="paragraph" style:parent-style-name="Text_20_body" style:list-style-name="L4">
      <style:text-properties officeooo:rsid="001a82b2" officeooo:paragraph-rsid="00256980"/>
    </style:style>
    <style:style style:name="P58" style:family="paragraph" style:parent-style-name="Text_20_body" style:list-style-name="L4">
      <style:text-properties officeooo:rsid="00256980" officeooo:paragraph-rsid="00256980"/>
    </style:style>
    <style:style style:name="P59" style:family="paragraph" style:parent-style-name="Text_20_body" style:list-style-name="L5">
      <style:text-properties officeooo:rsid="0035159d" officeooo:paragraph-rsid="0035159d"/>
    </style:style>
    <style:style style:name="P60" style:family="paragraph" style:parent-style-name="Text_20_body" style:list-style-name="L6">
      <style:text-properties officeooo:rsid="00205dab" officeooo:paragraph-rsid="00205dab"/>
    </style:style>
    <style:style style:name="P61" style:family="paragraph" style:parent-style-name="Text_20_body" style:list-style-name="L6">
      <style:text-properties officeooo:rsid="00316754" officeooo:paragraph-rsid="00316754"/>
    </style:style>
    <style:style style:name="P62" style:family="paragraph" style:parent-style-name="Text_20_body">
      <style:text-properties officeooo:rsid="00432dbe" officeooo:paragraph-rsid="00441904"/>
    </style:style>
    <style:style style:name="P63" style:family="paragraph" style:parent-style-name="Text_20_body">
      <style:text-properties officeooo:rsid="00432dbe" officeooo:paragraph-rsid="0045f573"/>
    </style:style>
    <style:style style:name="P64" style:family="paragraph" style:parent-style-name="Text_20_body">
      <style:text-properties fo:color="#000000" style:text-underline-style="solid" style:text-underline-width="auto" style:text-underline-color="font-color" officeooo:rsid="00432dbe" officeooo:paragraph-rsid="0045f573"/>
    </style:style>
    <style:style style:name="P65" style:family="paragraph" style:parent-style-name="Text_20_body">
      <style:text-properties fo:color="#000000" style:text-underline-style="solid" style:text-underline-width="auto" style:text-underline-color="font-color" officeooo:rsid="0045f573" officeooo:paragraph-rsid="0045f573"/>
    </style:style>
    <style:style style:name="P66" style:family="paragraph" style:parent-style-name="Text_20_body" style:list-style-name="L7">
      <style:text-properties fo:color="#000000" style:text-underline-style="solid" style:text-underline-width="auto" style:text-underline-color="font-color" officeooo:rsid="0045f573" officeooo:paragraph-rsid="0045f573"/>
    </style:style>
    <style:style style:name="P67" style:family="paragraph" style:parent-style-name="Text_20_body" style:list-style-name="L7">
      <style:text-properties fo:color="#000000" style:text-underline-style="solid" style:text-underline-width="auto" style:text-underline-color="font-color" officeooo:rsid="0047c9a8" officeooo:paragraph-rsid="0047c9a8"/>
    </style:style>
    <style:style style:name="P68" style:family="paragraph" style:parent-style-name="Text_20_body">
      <style:text-properties fo:color="#000000" style:text-underline-style="solid" style:text-underline-width="auto" style:text-underline-color="font-color" officeooo:rsid="0048a7bc" officeooo:paragraph-rsid="004de6c7"/>
    </style:style>
    <style:style style:name="P69" style:family="paragraph" style:parent-style-name="Text_20_body">
      <style:text-properties officeooo:rsid="0031d590" officeooo:paragraph-rsid="00332ecf"/>
    </style:style>
    <style:style style:name="P70" style:family="paragraph" style:parent-style-name="Text_20_body">
      <style:text-properties officeooo:rsid="0048a7bc" officeooo:paragraph-rsid="0048a7bc"/>
    </style:style>
    <style:style style:name="P71" style:family="paragraph" style:parent-style-name="Text_20_body">
      <style:text-properties style:text-underline-style="solid" style:text-underline-width="auto" style:text-underline-color="font-color" officeooo:rsid="004a2263" officeooo:paragraph-rsid="004a2263"/>
    </style:style>
    <style:style style:name="P72" style:family="paragraph" style:parent-style-name="Text_20_body">
      <style:text-properties style:text-underline-style="none" officeooo:rsid="004a2263" officeooo:paragraph-rsid="004a2263"/>
    </style:style>
    <style:style style:name="P73" style:family="paragraph" style:parent-style-name="Text_20_body" style:list-style-name="L8">
      <style:text-properties style:text-underline-style="none" officeooo:rsid="004a2263" officeooo:paragraph-rsid="004a2263"/>
    </style:style>
    <style:style style:name="P74" style:family="paragraph" style:parent-style-name="Text_20_body" style:list-style-name="L8">
      <style:text-properties style:text-underline-style="none" officeooo:rsid="004a2263" officeooo:paragraph-rsid="004c12c8"/>
    </style:style>
    <style:style style:name="P75" style:family="paragraph" style:parent-style-name="Text_20_body" style:list-style-name="L8">
      <style:text-properties style:text-underline-style="none" officeooo:rsid="004c12c8" officeooo:paragraph-rsid="004c12c8"/>
    </style:style>
    <style:style style:name="P76" style:family="paragraph" style:parent-style-name="Text_20_body">
      <style:text-properties style:text-underline-style="none" officeooo:rsid="004cebc1" officeooo:paragraph-rsid="004cebc1"/>
    </style:style>
    <style:style style:name="P77" style:family="paragraph" style:parent-style-name="Text_20_body">
      <style:text-properties officeooo:rsid="004d3644" officeooo:paragraph-rsid="004d3644"/>
    </style:style>
    <style:style style:name="P78" style:family="paragraph" style:parent-style-name="Heading_20_1">
      <style:text-properties officeooo:rsid="00205dab"/>
    </style:style>
    <style:style style:name="P79" style:family="paragraph" style:parent-style-name="Heading_20_1">
      <style:text-properties officeooo:paragraph-rsid="004e7e10"/>
    </style:style>
    <style:style style:name="P80" style:family="paragraph" style:parent-style-name="Table_20_Heading">
      <style:paragraph-properties fo:margin-top="0cm" fo:margin-bottom="0.499cm" loext:contextual-spacing="false" fo:text-align="start" style:justify-single-word="false"/>
      <style:text-properties fo:font-size="10pt" style:font-size-asian="10pt" style:font-size-complex="10pt"/>
    </style:style>
    <style:style style:name="P81" style:family="paragraph" style:parent-style-name="Table_20_Contents">
      <style:paragraph-properties fo:margin-top="0cm" fo:margin-bottom="0.499cm" loext:contextual-spacing="false" fo:text-align="start" style:justify-single-word="false"/>
      <style:text-properties fo:font-size="10pt" style:font-size-asian="10pt" style:font-size-complex="10pt"/>
    </style:style>
    <style:style style:name="T1" style:family="text">
      <style:text-properties officeooo:rsid="000afc33"/>
    </style:style>
    <style:style style:name="T2" style:family="text">
      <style:text-properties fo:font-weight="bold" style:font-weight-asian="bold" style:font-weight-complex="bold"/>
    </style:style>
    <style:style style:name="T3" style:family="text">
      <style:text-properties fo:font-weight="bold" officeooo:rsid="0036e3c4"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afc33" style:font-weight-asian="normal" style:font-weight-complex="normal"/>
    </style:style>
    <style:style style:name="T6" style:family="text">
      <style:text-properties fo:font-weight="normal" officeooo:rsid="000c1288" style:font-weight-asian="normal" style:font-weight-complex="normal"/>
    </style:style>
    <style:style style:name="T7" style:family="text">
      <style:text-properties fo:font-weight="normal" officeooo:rsid="000d6a90" style:font-weight-asian="normal" style:font-weight-complex="normal"/>
    </style:style>
    <style:style style:name="T8" style:family="text">
      <style:text-properties fo:font-weight="normal" officeooo:rsid="000e1574" style:font-weight-asian="normal" style:font-weight-complex="normal"/>
    </style:style>
    <style:style style:name="T9" style:family="text">
      <style:text-properties fo:font-weight="normal" officeooo:rsid="000efea3" style:font-weight-asian="normal" style:font-weight-complex="normal"/>
    </style:style>
    <style:style style:name="T10" style:family="text">
      <style:text-properties fo:font-weight="normal" officeooo:rsid="0010cdbc" style:font-weight-asian="normal" style:font-weight-complex="normal"/>
    </style:style>
    <style:style style:name="T11" style:family="text">
      <style:text-properties fo:font-weight="normal" officeooo:rsid="00136136" style:font-weight-asian="normal" style:font-weight-complex="normal"/>
    </style:style>
    <style:style style:name="T12" style:family="text">
      <style:text-properties fo:font-weight="normal" officeooo:rsid="00145c11"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0e1574" style:font-style-asian="italic" style:font-weight-asian="normal" style:font-style-complex="italic" style:font-weight-complex="normal"/>
    </style:style>
    <style:style style:name="T15" style:family="text">
      <style:text-properties fo:font-style="italic" fo:font-weight="normal" officeooo:rsid="0010cdbc" style:font-style-asian="italic" style:font-weight-asian="normal" style:font-style-complex="italic" style:font-weight-complex="normal"/>
    </style:style>
    <style:style style:name="T16" style:family="text">
      <style:text-properties fo:font-style="italic" style:text-underline-style="none" fo:font-weight="normal" officeooo:rsid="000efea3"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1bcf2c" style:font-style-asian="italic" style:font-style-complex="italic"/>
    </style:style>
    <style:style style:name="T19" style:family="text">
      <style:text-properties style:text-underline-style="solid" style:text-underline-width="auto" style:text-underline-color="font-color" fo:font-weight="normal" officeooo:rsid="000d6a90" style:font-weight-asian="normal" style:font-weight-complex="normal"/>
    </style:style>
    <style:style style:name="T20" style:family="text">
      <style:text-properties style:text-underline-style="solid" style:text-underline-width="auto" style:text-underline-color="font-color" fo:font-weight="normal" officeooo:rsid="000efea3" style:font-weight-asian="normal" style:font-weight-complex="normal"/>
    </style:style>
    <style:style style:name="T21" style:family="text">
      <style:text-properties style:text-underline-style="none"/>
    </style:style>
    <style:style style:name="T22" style:family="text">
      <style:text-properties style:text-underline-style="none" fo:font-weight="normal" officeooo:rsid="000efea3" style:font-weight-asian="normal" style:font-weight-complex="normal"/>
    </style:style>
    <style:style style:name="T23" style:family="text">
      <style:text-properties style:text-underline-style="none" officeooo:rsid="00486ef4"/>
    </style:style>
    <style:style style:name="T24" style:family="text">
      <style:text-properties style:text-underline-style="none" officeooo:rsid="004de6c7"/>
    </style:style>
    <style:style style:name="T25" style:family="text">
      <style:text-properties officeooo:rsid="00145c11"/>
    </style:style>
    <style:style style:name="T26" style:family="text">
      <style:text-properties fo:color="#cc0000" fo:font-weight="normal" officeooo:rsid="0012f604" style:font-weight-asian="normal" style:font-weight-complex="normal"/>
    </style:style>
    <style:style style:name="T27" style:family="text">
      <style:text-properties fo:color="#cc0000" fo:font-weight="normal" officeooo:rsid="00145c11" style:font-weight-asian="normal" style:font-weight-complex="normal"/>
    </style:style>
    <style:style style:name="T28" style:family="text">
      <style:text-properties fo:color="#cc0000" fo:font-weight="normal" officeooo:rsid="0015c9e8" style:font-weight-asian="normal" style:font-weight-complex="normal"/>
    </style:style>
    <style:style style:name="T29" style:family="text">
      <style:text-properties fo:color="#cc0000" fo:font-style="italic" fo:font-weight="normal" officeooo:rsid="00145c11" style:font-style-asian="italic" style:font-weight-asian="normal" style:font-style-complex="italic" style:font-weight-complex="normal"/>
    </style:style>
    <style:style style:name="T30" style:family="text">
      <style:text-properties fo:color="#cc0000" officeooo:rsid="00441904"/>
    </style:style>
    <style:style style:name="T31" style:family="text">
      <style:text-properties officeooo:rsid="001af227"/>
    </style:style>
    <style:style style:name="T32" style:family="text">
      <style:text-properties officeooo:rsid="001bcf2c"/>
    </style:style>
    <style:style style:name="T33" style:family="text">
      <style:text-properties fo:font-style="normal" style:font-style-asian="normal" style:font-style-complex="normal"/>
    </style:style>
    <style:style style:name="T34" style:family="text">
      <style:text-properties fo:font-style="normal" officeooo:rsid="0021bea7" style:font-style-asian="normal" style:font-style-complex="normal"/>
    </style:style>
    <style:style style:name="T35" style:family="text">
      <style:text-properties fo:font-style="normal" officeooo:rsid="002aa662" style:font-style-asian="normal" style:font-style-complex="normal"/>
    </style:style>
    <style:style style:name="T36" style:family="text">
      <style:text-properties fo:font-style="normal" officeooo:rsid="002ca06b" style:font-style-asian="normal" style:font-style-complex="normal"/>
    </style:style>
    <style:style style:name="T37" style:family="text">
      <style:text-properties fo:font-style="normal" officeooo:rsid="002e1e44" style:font-style-asian="normal" style:font-style-complex="normal"/>
    </style:style>
    <style:style style:name="T38" style:family="text">
      <style:text-properties fo:font-style="normal" officeooo:rsid="003439e5" style:font-style-asian="normal" style:font-style-complex="normal"/>
    </style:style>
    <style:style style:name="T39" style:family="text">
      <style:text-properties fo:font-style="normal" officeooo:rsid="0039f82a"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text-underline-style="solid" style:text-underline-width="auto" style:text-underline-color="font-color" officeooo:rsid="002ca06b" style:font-style-asian="normal" style:font-style-complex="normal"/>
    </style:style>
    <style:style style:name="T42" style:family="text">
      <style:text-properties officeooo:rsid="0026e0c8"/>
    </style:style>
    <style:style style:name="T43" style:family="text">
      <style:text-properties officeooo:rsid="002724cd"/>
    </style:style>
    <style:style style:name="T44" style:family="text">
      <style:text-properties officeooo:rsid="0028bfd0"/>
    </style:style>
    <style:style style:name="T45" style:family="text">
      <style:text-properties officeooo:rsid="00332ecf"/>
    </style:style>
    <style:style style:name="T46" style:family="text">
      <style:text-properties officeooo:rsid="003667e7"/>
    </style:style>
    <style:style style:name="T47" style:family="text">
      <style:text-properties officeooo:rsid="00382d7a"/>
    </style:style>
    <style:style style:name="T48" style:family="text">
      <style:text-properties fo:color="#000000"/>
    </style:style>
    <style:style style:name="T49" style:family="text">
      <style:text-properties fo:color="#000000" officeooo:rsid="003b8f1c"/>
    </style:style>
    <style:style style:name="T50" style:family="text">
      <style:text-properties officeooo:rsid="003eac0f"/>
    </style:style>
    <style:style style:name="T51" style:family="text">
      <style:text-properties officeooo:rsid="003eaeb0"/>
    </style:style>
    <style:style style:name="T52" style:family="text">
      <style:text-properties officeooo:rsid="0045f573"/>
    </style:style>
    <style:style style:name="T53" style:family="text">
      <style:text-properties officeooo:rsid="004a302b"/>
    </style:style>
    <style:style style:name="T54" style:family="text">
      <style:text-properties officeooo:rsid="004c12c8"/>
    </style:style>
    <style:style style:name="T55" style:family="text">
      <style:text-properties officeooo:rsid="00516ca4"/>
    </style:style>
    <style:style style:name="T56" style:family="text">
      <style:text-properties officeooo:rsid="00530072"/>
    </style:style>
    <style:style style:name="T57" style:family="text">
      <style:text-properties officeooo:rsid="0054f8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IDS</text:p>
      <text:p text:style-name="P1"/>
      <text:p text:style-name="P1"><text:span text:style-name="T1">Les système de détection d'intrusion (IDS - </text:span><text:span text:style-name="T4">intrusion detection system</text:span><text:span text:style-name="T5">) sont des systèmes permettant de monitorer le réseaux ou un système pour détecter des activités malicieuses. </text:span></text:p>
      <text:p text:style-name="P12">Quand l'IDS détecte un comportement suspect il utilise un système d'alerte pour prévenir l'administrateur (dans notre cas ce sera pour droper la requête). </text:p>
      <text:p text:style-name="P12"/>
      <text:p text:style-name="P3"><text:span text:style-name="T5">I</text:span><text:span text:style-name="T4">l existe deux grand type d'IDS : </text:span></text:p>
      <text:list xml:id="list1874831874979485554" text:style-name="L1">
        <text:list-item>
          <text:p text:style-name="P38"><text:span text:style-name="T6">les HIDS (</text:span><text:span text:style-name="T4">host-based intrusion detection system</text:span><text:span text:style-name="T6">) : permet de monitorer les fonctions internes d'un système.</text:span></text:p>
        </text:list-item>
        <text:list-item>
          <text:p text:style-name="P39"><text:span text:style-name="T6">Les NIDS (</text:span><text:span text:style-name="T4">network intrusion detection systems</text:span><text:span text:style-name="T6">) : permet de monitorer le trafic réseaux entrant. </text:span></text:p>
        </text:list-item>
      </text:list>
      <text:p text:style-name="P13"/>
      <text:p text:style-name="P18">A priori, notre solution se rapprochera plus d'un NIDS.</text:p>
      <text:p text:style-name="P14"/>
      <text:p text:style-name="P15">Il existe également différentes méthodes de détection :</text:p>
      <text:list xml:id="list5922693241510930266" text:style-name="L2">
        <text:list-item>
          <text:p text:style-name="P40"><text:span text:style-name="T19">Par signature</text:span><text:span text:style-name="T7"> (</text:span><text:span text:style-name="T13">signature-based detection</text:span><text:span text:style-name="T7">) : très utilisé dans les antivirus, cette méthode de détection calcule la signature de ce qui est analysé et regarde dans une base de données de signature interdite si elle est présente. Si c'est le cas, on envoi une alerte.</text:span></text:p>
          <text:p text:style-name="P40"><text:span text:style-name="T8">Cette méthode repose donc sur un système de </text:span><text:span text:style-name="T15">black</text:span><text:span text:style-name="T14">list</text:span><text:span text:style-name="T8">.</text:span><text:span text:style-name="T7"> </text:span></text:p>
          <text:p text:style-name="P42"/>
        </text:list-item>
        <text:list-item>
          <text:p text:style-name="P41"><text:span text:style-name="T19">P</text:span><text:span text:style-name="T20">ar détection d'anomalies </text:span><text:span text:style-name="T22">(</text:span><text:span text:style-name="T16">anomaly-based detection</text:span><text:span text:style-name="T22">)</text:span><text:span text:style-name="T9"> : il permet de comparer les requêtes à un modèle et les confronter à des règles. Si les requête dévie du modèle et/ou ne sont pas conforme aux règles définit, elles sont considérés comme malicieuse.</text:span></text:p>
          <text:p text:style-name="P41"><text:span text:style-name="T10">Cette méthode repose donc sur un système</text:span><text:span text:style-name="T9"> </text:span><text:span text:style-name="T8">de </text:span><text:span text:style-name="T14">whitelist</text:span><text:span text:style-name="T8">.</text:span><text:span text:style-name="T7"> </text:span></text:p>
        </text:list-item>
      </text:list>
      <text:p text:style-name="P16"/>
      <text:p text:style-name="P4"><text:span text:style-name="T7">R</text:span><text:span text:style-name="T11">EM</text:span><text:span text:style-name="T4"> :<text:tab/>- </text:span><text:span text:style-name="T12">L</text:span><text:span text:style-name="T4">a plus part des outils utilisant la détection d'anomalies utilise</text:span><text:span text:style-name="T11">nt</text:span><text:span text:style-name="T4"> un système de machine learning que nous n'approfondirons pas - a priori.</text:span></text:p>
      <text:p text:style-name="P6"><text:span text:style-name="T26"><text:tab/>- </text:span><text:span text:style-name="T27">Un IDS qui ne fait pas que envoyer des alertes mais qui possède un système de réponse </text:span><text:span text:style-name="T28">à l'intrusion </text:span><text:span text:style-name="T27">est appelé un </text:span><text:span text:style-name="T29">intrusion prevention system</text:span><text:span text:style-name="T27">.</text:span></text:p>
      <text:p text:style-name="P5"/>
      <text:p text:style-name="P11">Les IDS peuvent être :</text:p>
      <text:list xml:id="list1423376411169562755" text:style-name="L3">
        <text:list-item>
          <text:p text:style-name="P43">packet-oriented : dans ce cas, on analyse les packets dès qu'ils arrivent.</text:p>
        </text:list-item>
        <text:list-item>
          <text:p text:style-name="P43">Connection-oriented : ici on stocke en mémoire les trames d'une connexion jusqu'à ce qu'elle se termine puis on analyse la connexion complète. </text:p>
        </text:list-item>
      </text:list>
      <text:p text:style-name="P11"/>
      <text:p text:style-name="P45">Les IDS packet-oriented ont un avantage certain par rapport aux connection-oriented IDS car ils permettent d'identifier une attaque pendant qu'elle a lieu. De plus, les connection-oriented IDS nécessite une grande capacité mémoire pour pouvoir stocker la connexion entière.</text:p>
      <text:p text:style-name="P45"/>
      <text:p text:style-name="P48">A priori, nous utiliserons un packet-oriented IDS.</text:p>
      <text:p text:style-name="P46"/>
      <text:p text:style-name="P17"><text:span text:style-name="T49">R</text:span><text:span text:style-name="T48">em : Les connection-oriented IDS sont plus utiliés pour l'analyse offline et offre une meilleur précision.</text:span></text:p>
      <text:h text:style-name="Heading_20_1" text:outline-level="1"><text:span text:style-name="T25">1- H</text:span>IDS</text:h>
      <text:p text:style-name="P77">Nous ne traiterons pas ce sujet car notre démarche se rapproche plus du NIDS</text:p>
      <text:h text:style-name="Heading_20_1" text:outline-level="1"><text:soft-page-break/>2- <text:span text:style-name="T25">N</text:span>IDS</text:h>
      <text:p text:style-name="P8">Comme présenté précédemment, les NIDS permettent de <text:span text:style-name="T2">monitorer le trafic réseaux</text:span> et de lever une <text:span text:style-name="T2">alerte</text:span> s'il reconnaît un comportement suspect.</text:p>
      <text:p text:style-name="P8"/>
      <text:p text:style-name="P8">On peut par exemple monitorer tout le flux entrant dans une base de donné ( exemple pris au hasard évidemment ). Il faut cependant faire<text:span text:style-name="T2"> attention au</text:span><text:span text:style-name="T3">x</text:span><text:span text:style-name="T2"> performances (temporelles)</text:span> car le NIDS va créer un <text:span text:style-name="T2">goulot d'étranglement</text:span> qui peut affecter de manière significative le débit du réseaux. </text:p>
      <text:p text:style-name="P8"/>
      <text:p text:style-name="P9">Une limitation du NIDS est que même s'il observe une attaque sur le réseau, il ne peut pas savoir si cette attaque a réussit sur le système visé.</text:p>
      <text:p text:style-name="P9"/>
      <text:p text:style-name="P10"/>
      <text:h text:style-name="Heading_20_1" text:outline-level="1">3- Signature-based detection</text:h>
      <text:p text:style-name="P19">Qu'est-ce qu'une signature ?</text:p>
      <text:p text:style-name="P19">Une signature est une empreinte permettant d'identifier certains comportements, trames …</text:p>
      <text:p text:style-name="P20">Dans le cas de l'analyse réseau, une signature est, en générale, composé des éléments suivant : </text:p>
      <text:list xml:id="list532503927356118328" text:style-name="L4">
        <text:list-item>
          <text:p text:style-name="P57">les adresses IP source et destination</text:p>
        </text:list-item>
        <text:list-item>
          <text:p text:style-name="P57">le protocole utilisé (TCP, UDP, ICMP …)</text:p>
        </text:list-item>
        <text:list-item>
          <text:p text:style-name="P57">port destination (le port destination est-t-il &lt; 1024 ?)</text:p>
        </text:list-item>
        <text:list-item>
          <text:p text:style-name="P57">les flags TCP (nouvelle connexion ou non)</text:p>
        </text:list-item>
        <text:list-item>
          <text:p text:style-name="P57">protocole headers</text:p>
        </text:list-item>
        <text:list-item>
          <text:p text:style-name="P58"><text:span text:style-name="T42">(</text:span>taille du payload<text:span text:style-name="T42">)</text:span></text:p>
        </text:list-item>
        <text:list-item>
          <text:p text:style-name="P57">Data (payload)</text:p>
        </text:list-item>
      </text:list>
      <text:p text:style-name="P62">Ce qui fait la qualité d'un signature-based IDS n'est pas nécessairement le nombre de signatures différentes qu'il contient mais la flexibilité de ces signatures. En effet, en fonction de l'implémentation des signatures, certains IDS devront utiliser 3 signatures différentes pour reconnaître 3 attaques différentes alors que d'autre n'en utiliserons qu'une pour les 3.</text:p>
      <text:p text:style-name="P63"><text:span text:style-name="T30">rem : il peut être bénéfique de donner la possibilité aux utilisateurs de créer leurs propres signatures (en plus de celles déjà fournis).</text:span></text:p>
      <text:p text:style-name="P64"><text:span text:style-name="T52">Implémentation :</text:span></text:p>
      <text:p text:style-name="P65"><text:span text:style-name="T21">Il existe différentes implémentations possibles :</text:span></text:p>
      <text:list xml:id="list8857653976569754315" text:style-name="L7">
        <text:list-item>
          <text:p text:style-name="P66"><text:span text:style-name="T21">analyse du contexte (analyse </text:span><text:span text:style-name="T24">des</text:span><text:span text:style-name="T21"> header</text:span><text:span text:style-name="T24">s</text:span><text:span text:style-name="T21">)</text:span></text:p>
        </text:list-item>
        <text:list-item>
          <text:p text:style-name="P67"><text:span text:style-name="T21">analyse du </text:span><text:span text:style-name="T23">contenu ( analyse des header</text:span><text:span text:style-name="T24">s</text:span><text:span text:style-name="T23"> + payload)</text:span></text:p>
        </text:list-item>
      </text:list>
      <text:p text:style-name="P68"><text:span text:style-name="T23">Bien évidemment, ces deux méthode peuvent être implémentées de manière packet-oriented et connection-oriented.</text:span></text:p>
      <text:p text:style-name="P69">Le principale défaut de ce type de détection est qu'il ne peut pas reconnaître les attaques dont les <text:soft-page-break/>signatures ne sont pas dans sa base données (ie les nouvelles attaques).</text:p>
      <text:p text:style-name="P70"/>
      <text:p text:style-name="P71">Classificaion des signatures :</text:p>
      <text:p text:style-name="P72">De manière générale, on peut identifier différentes classes de signatures :</text:p>
      <text:list xml:id="list6121017257613255113" text:style-name="L8">
        <text:list-item>
          <text:p text:style-name="P73">information<text:span text:style-name="T54">ne</text:span>l : la signature reconnaît un événement qui pourrait être le début d'une attaque mais qui reste tout de même banale (ex ICMP ).</text:p>
        </text:list-item>
        <text:list-item>
          <text:p text:style-name="P74">Reconnaissance : <text:s/><text:span text:style-name="T53">la signature reconnaît les événements utiliser pour découvrir les services et serveurs disponibles sur le réseaux (nmap …)</text:span></text:p>
        </text:list-item>
        <text:list-item>
          <text:p text:style-name="P74"><text:span text:style-name="T54">accès : <text:s text:c="2"/>la signature reconnaît les événement ayant pour but d'accéder à une ressource interdite, augmentation de droit.</text:span></text:p>
        </text:list-item>
        <text:list-item>
          <text:p text:style-name="P75">DdoS : la signature reconnaît les événements ayant pour but de réduire les ressources d'un serveur ou même de le faire crasher.</text:p>
        </text:list-item>
      </text:list>
      <text:p text:style-name="P76">Cependant, il peut y en avoir plus. CISCO par exemple divise ces signatures selon 8 catégories :</text:p>
      <text:p text:style-name="P76"/>
      <table:table table:name="Tableau1" table:style-name="Tableau1">
        <table:table-column table:style-name="Tableau1.A"/>
        <table:table-column table:style-name="Tableau1.B"/>
        <table:table-header-rows>
          <table:table-row table:style-name="Tableau1.1">
            <table:table-cell table:style-name="Tableau1.A1" office:value-type="string">
              <text:p text:style-name="P80">Signature Series</text:p>
            </table:table-cell>
            <table:table-cell table:style-name="Tableau1.B1" office:value-type="string">
              <text:p text:style-name="P80">Description</text:p>
            </table:table-cell>
          </table:table-row>
        </table:table-header-rows>
        <table:table-row>
          <table:table-cell table:style-name="Tableau1.A8" office:value-type="string">
            <text:p text:style-name="P81">1000</text:p>
          </table:table-cell>
          <table:table-cell table:style-name="Tableau1.B8" office:value-type="string">
            <text:p text:style-name="P81">Signatures on IP header rules, which include IP options, IP fragments, and bad or invalid IP packets</text:p>
          </table:table-cell>
        </table:table-row>
        <table:table-row>
          <table:table-cell table:style-name="Tableau1.A8" office:value-type="string">
            <text:p text:style-name="P81">2000</text:p>
          </table:table-cell>
          <table:table-cell table:style-name="Tableau1.B8" office:value-type="string">
            <text:p text:style-name="P81">Signatures on ICMP packets, which include ICMP attacks, ping sweeps, and ICMP traffic records</text:p>
          </table:table-cell>
        </table:table-row>
        <table:table-row>
          <table:table-cell table:style-name="Tableau1.A8" office:value-type="string">
            <text:p text:style-name="P81">3000</text:p>
          </table:table-cell>
          <table:table-cell table:style-name="Tableau1.B8" office:value-type="string">
            <text:p text:style-name="P81">Signatures on attacks using TCP, including TCP host sweeps, TCP SYN floods, TCP port scans, TCP session hijacking, TCP traffic records, TCP applications, e-mail attacks, NetBIOS attacks, and legacy web attacks</text:p>
          </table:table-cell>
        </table:table-row>
        <table:table-row>
          <table:table-cell table:style-name="Tableau1.A8" office:value-type="string">
            <text:p text:style-name="P81">4000</text:p>
          </table:table-cell>
          <table:table-cell table:style-name="Tableau1.B8" office:value-type="string">
            <text:p text:style-name="P81">Signatures on attacks using UDP, including UDP port scans, UDP applications, and UDP traffic records</text:p>
          </table:table-cell>
        </table:table-row>
        <table:table-row>
          <table:table-cell table:style-name="Tableau1.A8" office:value-type="string">
            <text:p text:style-name="P81">5000</text:p>
          </table:table-cell>
          <table:table-cell table:style-name="Tableau1.B8" office:value-type="string">
            <text:p text:style-name="P81">Signatures on web server and browser attacks using HTTP</text:p>
          </table:table-cell>
        </table:table-row>
        <table:table-row>
          <table:table-cell table:style-name="Tableau1.A8" office:value-type="string">
            <text:p text:style-name="P81">6000</text:p>
          </table:table-cell>
          <table:table-cell table:style-name="Tableau1.B8" office:value-type="string">
            <text:p text:style-name="P81">Signatures on cross-protocol (multiple-protocol) attacks, including distributed DoS (DDoS) attacks, DNS attacks, Loki attacks, authentication attacks, and RPC attacks</text:p>
          </table:table-cell>
        </table:table-row>
        <table:table-row>
          <table:table-cell table:style-name="Tableau1.A8" office:value-type="string">
            <text:p text:style-name="P81">8000</text:p>
          </table:table-cell>
          <table:table-cell table:style-name="Tableau1.B8" office:value-type="string">
            <text:p text:style-name="P81">Signatures that look for string matches in TCP sessions/applications</text:p>
          </table:table-cell>
        </table:table-row>
        <table:table-row>
          <table:table-cell table:style-name="Tableau1.A9" office:value-type="string">
            <text:p text:style-name="P81">10,000</text:p>
          </table:table-cell>
          <table:table-cell table:style-name="Tableau1.B9" office:value-type="string">
            <text:p text:style-name="P81">Signatures that trigger on an ACL violation on a Cisco router (match on a deny statement)</text:p>
          </table:table-cell>
        </table:table-row>
      </table:table>
      <text:p text:style-name="P76"/>
      <text:h text:style-name="P79" text:outline-level="1"><text:soft-page-break/></text:h>
      <text:h text:style-name="P79" text:outline-level="1"><text:span text:style-name="T45">4- Anomaly-based detection</text:span> </text:h>
      <text:p text:style-name="P28">Dans ce cas, l'IDS créé un modèle statistique décrivant le comportement normale du réseau. Si un comportement est jugé suspect, alors l'IDS envoie une alerte.</text:p>
      <text:p text:style-name="P30">Comme pour le signature, l'IDS extrait son information utile via :</text:p>
      <text:list xml:id="list9099131456760037519" text:style-name="L5">
        <text:list-item>
          <text:p text:style-name="P59">les headers des packets : <text:span text:style-name="T46">utile pour détecter les attaque réseaux</text:span></text:p>
        </text:list-item>
        <text:list-item>
          <text:p text:style-name="P59">le payload des packets : <text:span text:style-name="T46">utile pour détecter les attaques visant une application vulnérable. </text:span></text:p>
        </text:list-item>
      </text:list>
      <text:p text:style-name="P28">Ce type d'IDS est plus sujet au faux négatifs que les IDS s'appuyant sur une détection via signature. En effet, le modèle statistique créé n'est pas parfait et peu reconnaître comme suspect un comportement légitime.</text:p>
      <text:p text:style-name="P29">De plus, si l'IDS utilise un système de machine learning, une étape d'apprentissage est nécessaire.</text:p>
      <text:p text:style-name="P31">Certains IDS utilisant le machine learning regroupe, avant de le faire analyser par leur algorithme, les trames selon différents critères : taille du packet, port destination etc.</text:p>
      <text:h text:style-name="Heading_20_1" text:outline-level="1">Les faux positifs</text:h>
      <text:p text:style-name="P21">D’après une conférence blackhat, les IDS actuelles lèvent de nombreuses alertes dont une partie non négligeable sont des faux positif<text:span text:style-name="T47">s</text:span> (ie des requêtes légitimes). <text:span text:style-name="T31">Le travail de filtrage doit ainsi être fait à la main ce qui prend beaucoup de temps, sans compté la perte de confiance dans l'outil. </text:span></text:p>
      <text:p text:style-name="P21"/>
      <text:p text:style-name="P26">A- Output traffic validation</text:p>
      <text:p text:style-name="P21"><text:span text:style-name="T32">Une solution présenté à blackhat est de ne pas filtrer que les flux entrant mais également les flux sortant. En effet, quand on attaque un système, cela aura sur lui des effets inattendu. Ainsi, en monitorant le flux sortant, on observera ces comportements suspect et l'IDS pourra alors lever une alerte avec plus de précision. Cette méthode est appelé : </text:span><text:span text:style-name="T18">output traffic validation</text:span><text:span text:style-name="T32">. <text:s text:c="3"/></text:span><text:s/></text:p>
      <text:p text:style-name="P22">Il existe cependant certains problèmes avec le système d'<text:span text:style-name="T17">output traffic validation</text:span><text:span text:style-name="T33">. En effet, chaque application d'un système peut avoir un type d'output différent. De plus, tout les systèmes </text:span><text:span text:style-name="T36">n</text:span><text:span text:style-name="T33">e réagissent pas de la même manière aux attaques. Enfin, il est compliqué de lié flux entrant et flux sortant sans perdre en performance temporelle.</text:span></text:p>
      <text:p text:style-name="P23"><text:span text:style-name="T33">Cette méthode devra donc utiliser le </text:span><text:span text:style-name="T40">détection d'anomalies</text:span><text:span text:style-name="T33"> et pas les signatures en raison du grand nombre de possibilités d'output. </text:span><text:span text:style-name="T34">Le machine learning est grandement utilisé </text:span><text:span text:style-name="T39">pour</text:span><text:span text:style-name="T34"> ce type d'IDS </text:span><text:span text:style-name="T35">ce qui nécessite que l'outil réalise une phase d'apprentissage </text:span><text:span text:style-name="T36">(pour réaliser cet apprentissage on peut utiliser la base de donné </text:span><text:span text:style-name="T41">DARPA 1999</text:span><text:span text:style-name="T36">)</text:span><text:span text:style-name="T34">.</text:span></text:p>
      <text:p text:style-name="P25"><text:span text:style-name="T34">D</text:span><text:span text:style-name="T33">e plus, selon cette méthode, l'IDS n'envoie une alerte que si l'input et l'output </text:span><text:span text:style-name="T37">sont </text:span><text:span text:style-name="T33">suspect</text:span><text:span text:style-name="T37">s</text:span><text:span text:style-name="T33">. Cela peut pos</text:span><text:span text:style-name="T37">er</text:span><text:span text:style-name="T33"> des problèmes dans certains cas comme par exemple s'il n'y a pas de réponse du système (</text:span><text:span text:style-name="T38">lors d'un </text:span><text:span text:style-name="T33">DdoS </text:span><text:span text:style-name="T38">par exemple</text:span><text:span text:style-name="T33">). Il faut donc rajouter des </text:span><text:span text:style-name="T37">exceptions.</text:span></text:p>
      <text:p text:style-name="P27"><text:soft-page-break/></text:p>
      <text:h text:style-name="P78" text:outline-level="1">Les IDS déjà existant </text:h>
      <text:list xml:id="list668072085936086612" text:style-name="L6">
        <text:list-item>
          <text:p text:style-name="P60">SURICATA</text:p>
        </text:list-item>
        <text:list-item>
          <text:p text:style-name="P60">POSEIDON (<text:span text:style-name="T44">mot clé : </text:span>machine learning, <text:span text:style-name="T43">unsupervised learning, SOM</text:span>)</text:p>
        </text:list-item>
        <text:list-item>
          <text:p text:style-name="P61">Snort (signature-based detection)</text:p>
        </text:list-item>
      </text:list>
      <text:p text:style-name="P24"/>
      <text:p text:style-name="P7"/>
      <text:h text:style-name="Heading_20_1" text:outline-level="1">Évasion d'un IDS :</text:h>
      <text:p text:style-name="Text_20_body"/>
      <text:p text:style-name="P32">Les méthodes d'évasions dépendent de l'implémentation de l'IDS et notamment de la méthode utilisée pour analser les trames et comme nous l'avons vu précédemment, il existe de nombreuses manière de faire.</text:p>
      <text:p text:style-name="P34">Byte stream inspection :</text:p>
      <text:p text:style-name="P33">Cette méthode consiste à considérer chaque trame d'un TCP stream comme une série d'octets et d'y appliquer une signature. <text:span text:style-name="T51">Si on veut relier cette méthode à ce que nous avons vu précédemment, cela correspond à un NIDS signature-based et packet-oriented.</text:span></text:p>
      <text:p text:style-name="P33"><text:s/>Ce<text:span text:style-name="T51">tte méthode d'analyse</text:span> est très pratique car comme il n'y a pas de parsing, on peut analyser tout type de trame. Cependant, ce système est facilement bypassable : on pourrait, dans le cas de l'analyse d'un header, mettre chaque champs sur plusieurs lignes <text:span text:style-name="T50">(la réussite de cette évasion dépend grandement de l'implémentation de l'IDS et des signatures)</text:span>. <text:s/></text:p>
      <text:p text:style-name="P33"/>
      <text:p text:style-name="P35">In-context inspection :</text:p>
      <text:p text:style-name="P37">Ici, on parse la requête.</text:p>
      <text:p text:style-name="P37"/>
      <text:p text:style-name="P36">Independance Mismatch :</text:p>
      <text:p text:style-name="P47">Cette attaque vient du fait que l'IDS n'interprète pas nécessairement le contenu d'une requête comme le ferait le serveur visé. Prenons comme exemple un WAF protégeant une application WEB. Si dans notre requête HTTP, on décide d'omettre le champs « host » ou que l'on rajoute un point (pour rendre le nom de domaine fully qualified) il est possible que le WAF ne filtre pas la requête, <text:span text:style-name="T56">pensant qu'elle n'est pas destiné à l'application qu'il protège, </text:span>alors même que l'application web sera en mesure de l'interpréter. On peut donc, selon l'implémentation de l'IDS bypasser le système de sécurité.</text:p>
      <text:p text:style-name="P47"/>
      <text:p text:style-name="P49">Descision point exploitation :</text:p>
      <text:p text:style-name="P50"/>
      <text:p text:style-name="P51">Un point de décision existe dès que la logique de l'IDS se découpe en deux branche. Si on reprend <text:soft-page-break/>l'exemple précédent, le point de décision apparaît au moment ou le WAF regarde le « host » et décide si cela correspond à une destination qu'il doit protéger ou non.</text:p>
      <text:p text:style-name="P51"/>
      <text:p text:style-name="P51"><text:span text:style-name="T57">Tout point de décision peut être sujet à une évasion. On peut méthodologiquement trouver une évasion en suivant ces différentes étapes.</text:span></text:p>
      <text:list xml:id="list6207529284046008848" text:style-name="L9">
        <text:list-item>
          <text:p text:style-name="P52">Retrouver le code source ou le binaire du WAF.</text:p>
        </text:list-item>
        <text:list-item>
          <text:p text:style-name="P52">Déterminer un point de décision</text:p>
        </text:list-item>
        <text:list-item>
          <text:p text:style-name="P52">Créer des requêtes en modifiant à chaque fois une partie de la requête (sans attaques dans le payload).</text:p>
        </text:list-item>
        <text:list-item>
          <text:p text:style-name="P52">Regarder quelles requêtes sont acceptées par l'application WEB (sans le WAF). </text:p>
        </text:list-item>
        <text:list-item>
          <text:p text:style-name="P52">Rejouer les différentes variations de requête mais cette fois ci en y mettant le WAF</text:p>
        </text:list-item>
        <text:list-item>
          <text:p text:style-name="P52">Créer l'exploit.</text:p>
        </text:list-item>
      </text:list>
      <text:p text:style-name="P53"/>
      <text:p text:style-name="P47"/>
      <text:p text:style-name="P47"/>
      <text:p text:style-name="P47"/>
      <text:p text:style-name="P56">Idée : plut<text:span text:style-name="T55">ô</text:span>t que de créer des signatures pour identifier les requêtes interdites, pourquoi ne pas créer des signatures pour identifier les requêtes accepté<text:span text:style-name="T55">es</text:span> et filtrer toutes les autres ?</text:p>
      <text:p text:style-name="P47"/>
      <text:p text:style-name="P5"/>
      <text:p text:style-name="P5"/>
      <text:p text:style-name="P5"/>
      <text:h text:style-name="Heading_20_1" text:outline-level="1">Ressources : </text:h>
      <text:p text:style-name="P55"/>
      <text:p text:style-name="P55"><text:a xlink:type="simple" xlink:href="http://etutorials.org/Networking/Router+firewall+security/Part+VII+Detecting+and+Preventing+Attacks/Chapter+16.+Intrusion-Detection+System/IDS+Signatures/" text:style-name="Internet_20_link" text:visited-style-name="Visited_20_Internet_20_Link">http://etutorials.org/Networking/Router+firewall+security/Part+VII+Detecting+and+Preventing+Attacks/Chapter+16.+Intrusion-Detection+System/IDS+Signatures/</text:a></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guy </meta:initial-creator>
    <meta:creation-date>2017-02-27T16:28:30.223237066</meta:creation-date>
    <meta:generator>LibreOffice/4.4.6.3$Linux_X86_64 LibreOffice_project/40m0$Build-3</meta:generator>
    <dc:date>2017-03-03T09:20:45.265669210</dc:date>
    <dc:creator>menguy </dc:creator>
    <meta:editing-duration>PT4H57M43S</meta:editing-duration>
    <meta:editing-cycles>76</meta:editing-cycles>
    <meta:document-statistic meta:table-count="1" meta:image-count="0" meta:object-count="0" meta:page-count="6" meta:paragraph-count="111" meta:word-count="1813" meta:character-count="11421" meta:non-whitespace-character-count="9724"/>
  </office:meta>
</office:document-meta>
</file>